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01dD8CWlEeOLdeKPQWhTwQ.png"/>
  <manifest:file-entry manifest:media-type="image/.png" manifest:full-path="Pictures/_04lQcCWlEeOLdeKPQWhTwQ.png"/>
  <manifest:file-entry manifest:media-type="image/.png" manifest:full-path="Pictures/_04lQcSWlEeOLdeKPQWhTwQ.png"/>
  <manifest:file-entry manifest:media-type="image/.png" manifest:full-path="Pictures/_04uaYCWlEeOLdeKPQWhTwQ.png"/>
  <manifest:file-entry manifest:media-type="image/.png" manifest:full-path="Pictures/_04uaYSWlEeOLdeKPQWhTwQ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automatic-styles>
    <style:style style:family="paragraph" style:name="P1" style:parent-style-name="Standard">
      <style:text-properties fo:country="US" fo:language="en" style:font-name="Times New Roman1" style:use-window-font-color="tru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6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7" style:parent-style-name="Text_20_body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8" style:parent-style-name="Standard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9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0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hyphenate="false" fo:hyphenation-push-char-count="2" fo:hyphenation-remain-char-count="2" style:use-window-font-color="true"/>
    </style:style>
    <style:style style:family="paragraph" style:name="P11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2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3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4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5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/>
    </style:style>
    <style:style style:family="paragraph" style:name="P16" style:parent-style-name="Standard">
      <style:paragraph-properties fo:hyphenation-ladder-count="no-limit" fo:margin-bottom="0cm" fo:margin-top="0.212cm" fo:orphans="2" fo:text-align="justify" fo:widows="2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7" style:parent-style-name="Text_20_body">
      <style:paragraph-properties fo:border="0.06pt solid #000000" fo:hyphenation-ladder-count="no-limit" fo:margin-bottom="0cm" fo:margin-top="0.212cm" fo:orphans="2" fo:padding="0.049cm" fo:text-align="justify" fo:widows="2" style:justify-single-word="false" style:shadow="none" style:writing-mode="lr-tb"/>
      <style:text-properties fo:hyphenate="false" fo:hyphenation-push-char-count="2" fo:hyphenation-remain-char-count="2" style:use-window-font-color="true"/>
    </style:style>
    <style:style style:family="paragraph" style:name="P18" style:parent-style-name="Heading_20_3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style:use-window-font-color="true"/>
    </style:style>
    <style:style style:family="text" style:name="T4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6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/>
    </style:style>
    <style:style style:family="text" style:name="T9">
      <style:text-properties fo:country="US" fo:language="en" style:font-name="Times New Roman1"/>
    </style:style>
    <style:style style:family="text" style:name="T10">
      <style:text-properties fo:font-weight="bold" style:font-weight-asian="bold" style:font-weight-complex="bold"/>
    </style:style>
    <style:style style:family="text" style:name="T11">
      <style:text-properties fo:font-weight="normal" style:font-weight-asian="normal" style:font-weight-complex="normal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Heading_20_1">Expression des besoins fonctionnels</text:h>
      <text:p text:style-name="P1"/>
      <text:p text:style-name="P5">Diagrammes de classes (dans LogicalView)</text:p>
      <text:p text:style-name="P2"/>
      <text:p text:style-name="P2"><text:span text:style-name="T4"/></text:p>
      <text:h text:outline-level="2" text:style-name="Heading_20_2">Diagramme de contexte et acteurs</text:h>
      <text:p text:style-name="Standard"/>
      <text:h text:outline-level="3" text:style-name="P18">Diagramme de contexte (spécification périmètre applicatif) :</text:h>
      <text:p text:style-name="P13"/>
      <text:p text:style-name="P11"/>
      <text:p text:style-name="P12"><text:span text:style-name="T5"/><text:span text:style-name="T5"><draw:frame draw:name="Cadre2" draw:style-name="fr1" draw:z-index="2" svg:height="8.865821917808217cm" svg:width="16.595cm" text:anchor-type="as-char"><draw:text-box fo:min-height="1.457cm" svg:height="1.457cm"><draw:frame style:rel-height="scale" style:rel-width="100%" svg:height="8.865821917808217cm" svg:width="16.595cm" text:anchor-type="frame"><draw:image xlink:actuate="onLoad" xlink:href="Pictures/_01dD8CWlEeOLdeKPQWhTwQ.png" xlink:show="embed" xlink:type="simple"/></draw:frame><text:p text:style-name="Frame_20_contents"/></draw:text-box></draw:frame></text:span><text:span text:style-name="T5"/></text:p>
      <text:p text:style-name="P8"/>
      <text:p text:style-name="P13"/>
      <text:p text:style-name="P8">
</text:p>
      <text:p text:style-name="P2"><text:span text:style-name="T4"/></text:p>
      <text:h text:outline-level="2" text:style-name="Heading_20_2">Cas d'utilisation avec scénarios et activités</text:h>
      <text:p text:style-name="P14">"<text:span text:style-name="T10">Use Case</text:span>" : <text:span text:style-name="T10">objectif</text:span> (ou <text:s/>sous objectif) <text:span text:style-name="T10">utilisateur </text:span><text:span text:style-name="T11">(du système informatique</text:span><text:span text:style-name="T10">)</text:span>.</text:p>
      <text:p text:style-name="P16">Un <text:span text:style-name="T10">cas d'utilisation</text:span> (souvent associé à une session utilisateur) correspond également à une <text:span text:style-name="T10">fonctionnalité</text:span> (ou sous fonctionnalité) apportée par l'application.</text:p>
      <text:p text:style-name="P13"/>
      <text:p text:style-name="P11"/>
      <text:p text:style-name="P12"><text:span text:style-name="T5"/><text:span text:style-name="T5"><draw:frame draw:name="Cadre1" draw:style-name="fr1" draw:z-index="0" svg:height="11.487099863201093cm" svg:width="16.595cm" text:anchor-type="as-char"><draw:text-box fo:min-height="1.457cm" svg:height="1.457cm"><draw:frame style:rel-height="scale" style:rel-width="100%" svg:height="11.487099863201093cm" svg:width="16.595cm" text:anchor-type="frame"><draw:image xlink:actuate="onLoad" xlink:href="Pictures/_04lQcCWlEeOLdeKPQWhTwQ.png" xlink:show="embed" xlink:type="simple"/></draw:frame><text:p text:style-name="Frame_20_contents"/></draw:text-box></draw:frame></text:span><text:span text:style-name="T5"/></text:p>
      <text:p text:style-name="P8"/>
      <text:p text:style-name="P12"><text:span text:style-name="T5"/><text:span text:style-name="T5"><draw:frame draw:name="Cadre1" draw:style-name="fr1" draw:z-index="0" svg:height="7.715086599817685cm" svg:width="16.595cm" text:anchor-type="as-char"><draw:text-box fo:min-height="1.457cm" svg:height="1.457cm"><draw:frame style:rel-height="scale" style:rel-width="100%" svg:height="7.715086599817685cm" svg:width="16.595cm" text:anchor-type="frame"><draw:image xlink:actuate="onLoad" xlink:href="Pictures/_04lQcSWlEeOLdeKPQWhTwQ.png" xlink:show="embed" xlink:type="simple"/></draw:frame><text:p text:style-name="Frame_20_contents"/></draw:text-box></draw:frame></text:span><text:span text:style-name="T5"/></text:p>
      <text:p text:style-name="P8"/>
      <text:p text:style-name="P13"/>
      <text:h text:outline-level="3" text:style-name="Heading_20_3"><text:soft-page-break/>U.C. "choisir période"</text:h>
      <text:p text:style-name="Standard"/>
      <text:p text:style-name="P17">scénario nominal:</text:p>
      <text:p text:style-name="P17">1) le client consulte la liste des périodes possibles (avec prix selon période)</text:p>
      <text:p text:style-name="P17">2) le client sélectionne une des périodes</text:p>
      <text:p text:style-name="P17"/>
      <text:p text:style-name="P7"/>
      <text:p text:style-name="P15"><text:span text:style-name="T3"/></text:p>
      <text:h text:outline-level="3" text:style-name="Heading_20_3"><text:soft-page-break/>U.C. "Consolider_reservations"</text:h>
      <text:p text:style-name="Standard"/>
      <text:p text:style-name="P17">scénario nominal (faisable/assez d'inscrits):</text:p>
      <text:p text:style-name="P17">1)l'employe de l'agence sélectionne un voyage parmi la liste de ceux qui doivent normalement se faire d'ici 3 semaines (au minimum 15j avant)</text:p>
      <text:p text:style-name="P17">2)l'employe déclenche une vérification de faisabilité (voir sous UC)</text:p>
      <text:p text:style-name="P17">3)l'employe finalise les réservations (voir sous UC)</text:p>
      <text:p text:style-name="P17"/>
      <text:p text:style-name="P17">scénario exception E1 (en core infaisable/pas assez d'inscrits):</text:p>
      <text:p text:style-name="P17">si étape (2) retourne "infaisable" et si moins de 16jours avant le départ alors </text:p>
      <text:p text:style-name="P17">  (3) devient "annuler réservations" (voir sous UC)</text:p>
      <text:p text:style-name="P17">    et si plus de 16jours avant départ , ré-essayer un autre jour .</text:p>
      <text:p text:style-name="P17"/>
      <text:p text:style-name="P7"/>
      <text:p text:style-name="P15"><text:span text:style-name="T3"/></text:p>
      <text:h text:outline-level="3" text:style-name="Heading_20_3"><text:soft-page-break/>U.C. "rembourser acompte client"</text:h>
      <text:p text:style-name="Standard"/>
      <text:p text:style-name="P17">...</text:p>
      <text:p text:style-name="P17"/>
      <text:p text:style-name="P7"/>
      <text:p text:style-name="P15"><text:span text:style-name="T3"/></text:p>
      <text:h text:outline-level="3" text:style-name="Heading_20_3"><text:soft-page-break/>U.C. "Réserver un voyage"</text:h>
      <text:p text:style-name="Standard"/>
      <text:p text:style-name="P17">pré-condition:</text:p>
      <text:p text:style-name="P17">un des séjours du catalogue a été sélectionné par le client</text:p>
      <text:p text:style-name="P17"/>
      <text:p text:style-name="P17">scénario nominal:</text:p>
      <text:p text:style-name="P17">1)le client choisit une période  (voir sous UC) et connaît le prix du sejour seul</text:p>
      <text:p text:style-name="P17">2)le client choisit un transport  (voir sous UC) et connaît le prix du sejour avec transport compris</text:p>
      <text:p text:style-name="P17">3)le client choisit d'éventuelles activités  (voir sous UC) et connaît le prix total par personne</text:p>
      <text:p text:style-name="P17">4)le client précise le nombre de participants (personnes)</text:p>
      <text:p text:style-name="P17">5) le client paye l'accompte (voir sous UC)</text:p>
      <text:p text:style-name="P17">6) le système génére des réservations de prestations (en option) pour les besoins prévus</text:p>
      <text:p text:style-name="P17">    en hébergement, transport et ativités (voir sous UC)</text:p>
      <text:p text:style-name="P17"/>
      <text:p text:style-name="P7"/>
      <text:p text:style-name="P15"><text:span text:style-name="T3"/></text:p>
      <text:h text:outline-level="3" text:style-name="Heading_20_3"><text:soft-page-break/>U.C. "vérifier_faisabilité"</text:h>
      <text:p text:style-name="Standard"/>
      <text:p text:style-name="P17">pré-condition:</text:p>
      <text:p text:style-name="P17">voyage sélectionné.</text:p>
      <text:p text:style-name="P17"/>
      <text:p text:style-name="P17">scénario nominal:</text:p>
      <text:p text:style-name="P17">1) l'employe de l'agence déclenche la vérification de faisabilité</text:p>
      <text:p text:style-name="P17">2) le système détermine le nombre de réservations pour la destination associée au voyage</text:p>
      <text:p text:style-name="P17">   (en tenant compte des nombres de participants et en teant compte d'autres voyages qui ont la même destination)</text:p>
      <text:p text:style-name="P17">    et effectue une comparaison avec le seuil minimimun permettant d'assurer une rentabilité</text:p>
      <text:p text:style-name="P17">3) le système remonte un statut ("faisable" ou "infaisable") et le nombre d'insciptions en détails</text:p>
      <text:p text:style-name="P17"/>
      <text:p text:style-name="P7"/>
      <text:p text:style-name="P15"><text:span text:style-name="T3"/></text:p>
      <text:h text:outline-level="3" text:style-name="Heading_20_3"><text:soft-page-break/>U.C. "consulter catalogue"</text:h>
      <text:p text:style-name="Standard"/>
      <text:p text:style-name="P17">scénario nominal:</text:p>
      <text:p text:style-name="P17">1) le client s'est connecté au site web de l'agence de voyage</text:p>
      <text:p text:style-name="P17">2) le client effectue des recherches par mot clefs ou par catégories/thémes</text:p>
      <text:p text:style-name="P17">3) le client consulte le descriptif précis d'un voyage sélectionné</text:p>
      <text:p text:style-name="P17"/>
      <text:p text:style-name="P7"/>
      <text:p text:style-name="P15"><text:span text:style-name="T3"/></text:p>
      <text:h text:outline-level="3" text:style-name="Heading_20_3"><text:soft-page-break/>U.C. "synthétiser et envoyer infos pratiques"</text:h>
      <text:p text:style-name="Standard"/>
      <text:p text:style-name="P17">...</text:p>
      <text:p text:style-name="P17"/>
      <text:p text:style-name="P7"/>
      <text:p text:style-name="P15"><text:span text:style-name="T3"/></text:p>
      <text:h text:outline-level="3" text:style-name="Heading_20_3"><text:soft-page-break/>U.C. "faire_payer_solde"</text:h>
      <text:p text:style-name="Standard"/>
      <text:p text:style-name="P17">pré-condition:</text:p>
      <text:p text:style-name="P17">un des clients (itérativement) sélectionné parmi ceux dont le voyage doit être finalisé</text:p>
      <text:p text:style-name="P17">scénario nominal:</text:p>
      <text:p text:style-name="P17">1) le système détermine le solde du voyage (encore impayé) par le client</text:p>
      <text:p text:style-name="P17">2) le système envoie une demande de paiement au client (par multiple envois : e-mail + lettre + éventuel sms)</text:p>
      <text:p text:style-name="P17">3) le système initialise un processus d'attente du paiement (de façon à définitivement validé de voyage).</text:p>
      <text:p text:style-name="P17"/>
      <text:p text:style-name="P7"/>
      <text:p text:style-name="P15"><text:span text:style-name="T3"/></text:p>
      <text:h text:outline-level="3" text:style-name="Heading_20_3"><text:soft-page-break/>U.C. "choisir activités"</text:h>
      <text:p text:style-name="Standard"/>
      <text:p text:style-name="P17">scénario nominal:</text:p>
      <text:p text:style-name="P17">1)le système affiche la liste des activités possibles en fonction de la destination choisie</text:p>
      <text:p text:style-name="P17">   (pour chaque activité : description + prix )</text:p>
      <text:p text:style-name="P17">2)le client choisit  une ou plusieurs des activités proposées</text:p>
      <text:p text:style-name="P17">3)le système calcule le prix global des activités</text:p>
      <text:p text:style-name="P17">4)le client confirme sa sélection d'activités</text:p>
      <text:p text:style-name="P17"/>
      <text:p text:style-name="P7"/>
      <text:p text:style-name="P15"><text:span text:style-name="T3"/></text:p>
      <text:h text:outline-level="3" text:style-name="Heading_20_3"><text:soft-page-break/>U.C. "annuler_réservations"</text:h>
      <text:p text:style-name="Standard"/>
      <text:p text:style-name="P17">scénario nominal:</text:p>
      <text:p text:style-name="P17">0) enregistrer l'annulation du voyage</text:p>
      <text:p text:style-name="P17">1) annuler les options sur les commandes de prestation</text:p>
      <text:p text:style-name="P17">    qui sont concernées par le voyage annulé/infaisable (voir sous UC)</text:p>
      <text:p text:style-name="P17">2) rembourser les acomptes de chaque client concerné par le voyage annulé (voir sous UC)</text:p>
      <text:p text:style-name="P17">3) envoyer des messages explicatifs au clients (e-mail , lettres , ...)</text:p>
      <text:p text:style-name="P17"/>
      <text:p text:style-name="P7"/>
      <text:p text:style-name="P15"><text:span text:style-name="T3"/></text:p>
      <text:h text:outline-level="3" text:style-name="Heading_20_3"><text:soft-page-break/>U.C. "générer commande ferme de resa_presta en option"</text:h>
      <text:p text:style-name="Standard"/>
      <text:p text:style-name="P17">...</text:p>
      <text:p text:style-name="P17"/>
      <text:p text:style-name="P7"/>
      <text:p text:style-name="P15"><text:span text:style-name="T3"/></text:p>
      <text:h text:outline-level="3" text:style-name="Heading_20_3"><text:soft-page-break/>U.C. "choisir transport"</text:h>
      <text:p text:style-name="Standard"/>
      <text:p text:style-name="P17">scénario nominal:</text:p>
      <text:p text:style-name="P17">1) le client consulte les lieus de départs possibles</text:p>
      <text:p text:style-name="P17">2) le client choisit le point de départ le plus proche de chez lui</text:p>
      <text:p text:style-name="P17">3) le système calcul l'itinéraire (avec éventellement plusieurs étapes) et le prix global du transport A/R</text:p>
      <text:p text:style-name="P17">4) le client confirme (ou pas) le choix de  transport proposé.</text:p>
      <text:p text:style-name="P17"/>
      <text:p text:style-name="P7"/>
      <text:p text:style-name="P15"><text:span text:style-name="T3"/></text:p>
      <text:h text:outline-level="3" text:style-name="Heading_20_3"><text:soft-page-break/>U.C. "générer_option(s)_resa_prestation(s)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payer_acompte"</text:h>
      <text:p text:style-name="Standard"/>
      <text:p text:style-name="P17">scénario nominal:</text:p>
      <text:p text:style-name="P17">1) le système calcule le prix total du voyage (séjour + transport + activités)</text:p>
      <text:p text:style-name="P17">    en tenant compte du nombre de participants</text:p>
      <text:p text:style-name="P17">2) le système calcul l'acompte à payer en fonction du coefficient en vigueur (ex: 20%)</text:p>
      <text:p text:style-name="P17">     et propose un paiement par carte ou via paypal</text:p>
      <text:p text:style-name="P17">3) le client confirme sa réservation</text:p>
      <text:p text:style-name="P17">3) le client effectue le paiement de l'acompte (via l'intermédiaire d'un site de paiement sécurisé)</text:p>
      <text:p text:style-name="P17">4) le système enregistre le paiement effectué</text:p>
      <text:p text:style-name="P17"/>
      <text:p text:style-name="P7"/>
      <text:p text:style-name="P11"/>
      <text:p text:style-name="P10"><text:span text:style-name="T8"/><text:span text:style-name="T8"><draw:frame draw:name="Cadre3" draw:style-name="fr1" draw:z-index="1" svg:height="14.061412213740455cm" svg:width="16.595cm" text:anchor-type="as-char"><draw:text-box fo:min-height="1.457cm" svg:height="1.457cm"><draw:frame style:rel-height="scale" style:rel-width="100%" svg:height="14.061412213740455cm" svg:width="16.595cm" text:anchor-type="frame"><draw:image xlink:actuate="onLoad" xlink:href="Pictures/_04uaYCWlEeOLdeKPQWhTwQ.png" xlink:show="embed" xlink:type="simple"/></draw:frame><text:p text:style-name="Frame_20_contents"/></draw:text-box></draw:frame></text:span><text:span text:style-name="T8"/></text:p>
      <text:p text:style-name="P9"/>
      <text:p text:style-name="P11"/>
      <text:p text:style-name="P10"><text:span text:style-name="T8"/><text:span text:style-name="T8"><draw:frame draw:name="Cadre3" draw:style-name="fr1" draw:z-index="1" svg:height="14.702753705815278cm" svg:width="16.595cm" text:anchor-type="as-char"><draw:text-box fo:min-height="1.457cm" svg:height="1.457cm"><draw:frame style:rel-height="scale" style:rel-width="100%" svg:height="14.702753705815278cm" svg:width="16.595cm" text:anchor-type="frame"><draw:image xlink:actuate="onLoad" xlink:href="Pictures/_04uaYSWlEeOLdeKPQWhTwQ.png" xlink:show="embed" xlink:type="simple"/></draw:frame><text:p text:style-name="Frame_20_contents"/></draw:text-box></draw:frame></text:span><text:span text:style-name="T8"/></text:p>
      <text:p text:style-name="P9"/>
      <text:p text:style-name="P15"><text:span text:style-name="T3"/></text:p>
      <text:h text:outline-level="3" text:style-name="Heading_20_3"><text:soft-page-break/>U.C. "finaliser réservations"</text:h>
      <text:p text:style-name="Standard"/>
      <text:p text:style-name="P17">pré-conditions:</text:p>
      <text:p text:style-name="P17">voyage sélectionné et verification de faisabilité ok</text:p>
      <text:p text:style-name="P17"/>
      <text:p text:style-name="P17">scénario nominal:</text:p>
      <text:p text:style-name="P17">0) enregister faisabilité du voyage</text:p>
      <text:p text:style-name="P17">1) demander le paiement du  solde du voyage à chacun des clients concernés (voir sous UC)</text:p>
      <text:p text:style-name="P17">2) générer des commandes fermes (jusqu'alors en option) pour les prestations à sous traiter (voir sous UC)</text:p>
      <text:p text:style-name="P17">3) synthétiser et envoyer les informations pratiques aux clients concernés (heures précises , numéro de place ou d'embarquement , ...) (voir sous UC)</text:p>
      <text:p text:style-name="P17"/>
      <text:p text:style-name="P7"/>
      <text:p text:style-name="P15"><text:span text:style-name="T3"/></text:p>
      <text:h text:outline-level="3" text:style-name="Heading_20_3"><text:soft-page-break/>U.C. "annuler options prestataire"</text:h>
      <text:p text:style-name="Standard"/>
      <text:p text:style-name="P17">...</text:p>
      <text:p text:style-name="P17"/>
      <text:p text:style-name="P7"/>
      <text:p text:style-name="P15"><text:span text:style-name="T3"/>
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Expression des besoins fonctionnels</text:chapter></text:p>
      </style:header>
      <style:footer>
        <text:p text:style-name="Footer">Cours XXX<text:tab/>-<text:tab/>Page <text:page-number text:select-page="current">2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20T11:16:40.27</dc:date>
    <dc:language>fr-FR</dc:language>
    <meta:editing-cycles>121</meta:editing-cycles>
    <meta:editing-duration>PT5H57M27S</meta:editing-duration>
    <meta:document-statistic meta:table-count="0" meta:image-count="0" meta:object-count="0" meta:page-count="2" meta:paragraph-count="40" meta:word-count="155" meta:character-count="1782" meta:non-whitespace-character-count="1660"/>
    <meta:user-defined meta:name="Info 1"/>
    <meta:user-defined meta:name="Info 2"/>
    <meta:user-defined meta:name="Info 3"/>
    <meta:user-defined meta:name="Info 4"/>
  </office:meta>
</office:document-meta>
</file>